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5b277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16825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069a2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ea75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10d0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e8a202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e6e905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style-name="gr1" draw:text-style-name="P1" draw:layer="layout" svg:x1="13.543cm" svg:y1="9.575cm" svg:x2="9.045cm" svg:y2="12.998cm">
          <text:p/>
        </draw:line>
        <draw:line draw:style-name="gr2" draw:text-style-name="P1" draw:layer="layout" svg:x1="10.016cm" svg:y1="6.026cm" svg:x2="13.297cm" svg:y2="1.424cm">
          <text:p/>
        </draw:line>
        <draw:line draw:style-name="gr3" draw:text-style-name="P1" draw:layer="layout" svg:x1="13.228cm" svg:y1="7.664cm" svg:x2="7.768cm" svg:y2="6.203cm">
          <text:p/>
        </draw:line>
        <draw:line draw:style-name="gr4" draw:text-style-name="P1" draw:layer="layout" svg:x1="12.008cm" svg:y1="8.808cm" svg:x2="6.488cm" svg:y2="10.024cm">
          <text:p/>
        </draw:line>
        <draw:line draw:style-name="gr5" draw:text-style-name="P1" draw:layer="layout" svg:x1="5.116cm" svg:y1="0.18cm" svg:x2="6.384cm" svg:y2="5.688cm">
          <text:p/>
        </draw:line>
        <draw:line draw:style-name="gr3" draw:text-style-name="P1" draw:layer="layout" svg:x1="0.745cm" svg:y1="5.507cm" svg:x2="3.975cm" svg:y2="10.146cm">
          <text:p/>
        </draw:line>
        <draw:line draw:style-name="gr6" draw:text-style-name="P1" draw:layer="layout" svg:x1="5.67cm" svg:y1="13.31cm" svg:x2="0.547cm" svg:y2="10.922cm">
          <text:p/>
        </draw:line>
        <draw:line draw:style-name="gr2" draw:text-style-name="P1" draw:layer="layout" svg:x1="2.396cm" svg:y1="5.352cm" svg:x2="4.519cm" svg:y2="0.114cm">
          <text:p/>
        </draw:line>
        <draw:line draw:style-name="gr7" draw:text-style-name="P1" draw:layer="layout" svg:x1="4.3cm" svg:y1="7.664cm" svg:x2="8.925cm" svg:y2="4.415cm">
          <text:p/>
        </draw:line>
        <draw:line draw:style-name="gr8" draw:text-style-name="P1" draw:layer="layout" svg:x1="7.298cm" svg:y1="13.496cm" svg:x2="4.509cm" svg:y2="8.579cm">
          <text:p/>
        </draw:line>
        <draw:line draw:style-name="gr6" draw:text-style-name="P1" draw:layer="layout" svg:x1="11.226cm" svg:y1="3.19cm" svg:x2="6.103cm" svg:y2="0.802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5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.3999996185303pt" style:font-style-asian="normal" style:font-weight-asian="normal" style:font-name-complex="Lohit Devanagari" style:font-family-complex="'Lohit Devanagari'" style:font-family-generic-complex="system" style:font-pitch-complex="variable" style:font-size-complex="15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001cm" fo:page-height="14.0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3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12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3.099998474121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6.59999990463257pt" style:font-size-asian="14pt" style:font-size-complex="14pt"/>
    </style:style>
    <style:style style:name="MP9" style:family="paragraph">
      <style:paragraph-properties fo:text-align="center" style:writing-mode="lr-tb"/>
      <style:text-properties fo:font-size="6.59999990463257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3.0999984741211pt" fo:letter-spacing="normal" fo:language="en" fo:country="GB" fo:font-style="normal" style:text-underline-style="none" fo:font-weight="normal" fo:background-color="transparent" style:font-size-asian="33.0999984741211pt" style:font-style-asian="normal" style:font-weight-asian="normal" style:font-size-complex="33.0999984741211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" fo:font-size="6.59999990463257pt" fo:letter-spacing="normal" fo:language="en" fo:country="GB" fo:font-style="normal" style:text-underline-style="none" fo:font-weight="normal" fo:background-color="transparent" style:font-size-asian="6.59999990463257pt" style:font-style-asian="normal" style:font-weight-asian="normal" style:font-size-complex="6.599999904632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1.9cm" svg:height="4.873cm" svg:x="1.05cm" svg:y="2.29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3.149cm" svg:height="0.744cm" svg:x="0.963cm" svg:y="12.97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4.724cm" svg:height="0.744cm" svg:x="4.638cm" svg:y="12.97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3.149cm" svg:height="0.744cm" svg:x="9.888cm" svg:y="12.97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2.599cm" svg:height="8.119cm" svg:x="0.7cm" svg:y="3.27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as Haahr Larsen</meta:initial-creator>
    <meta:editing-cycles>7</meta:editing-cycles>
    <meta:creation-date>2024-06-19T13:58:35</meta:creation-date>
    <dc:date>2024-08-16T13:27:56.877348700</dc:date>
    <meta:editing-duration>PT7H27M39S</meta:editing-duration>
    <meta:generator>LibreOffice/7.3.7.2$Linux_X86_64 LibreOffice_project/30$Build-2</meta:generator>
    <meta:document-statistic meta:object-count="34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" xlink:href=""/>
  </office:meta>
</office:document-meta>
</file>